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PS" svg:font-family="TimesNewRomanPS"/>
    <style:font-face style:name="TimesNewRomanPSMT" svg:font-family="TimesNewRomanPSM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style:font-name="TimesNewRomanPS" fo:font-size="12pt" fo:font-weight="bold"/>
    </style:style>
    <style:style style:name="P3" style:family="paragraph" style:parent-style-name="Text_20_body" style:list-style-name="L1">
      <style:text-properties style:font-name="TimesNewRomanPSMT" fo:font-size="12pt"/>
    </style:style>
    <style:style style:name="T1" style:family="text">
      <style:text-properties style:font-name="TimesNewRomanPSMT" fo:font-size="12pt"/>
    </style:style>
    <style:style style:name="T2" style:family="text">
      <style:text-properties style:font-name="TimesNewRomanPS" fo:font-size="12pt" fo:font-weight="bold"/>
    </style:style>
    <text:list-style style:name="L1">
      <text:list-level-style-number text:level="1" text:style-name="Numbering_20_Symbols" style:num-suffix="." style:num-format="1" text:start-value="0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46171473" text:style-name="L1">
        <text:list-item>
          <text:p text:style-name="P2">Project Summary and Design Report </text:p>
          <text:p text:style-name="P3">A project summary and design report is a short document, game design documentation. It should be included in the zip The final project is judged not only on the completeness </text:p>
          <text:p text:style-name="P1"><text:span text:style-name="T1">understanding of the project as demonstrated by a written project summary. A good summary and design report would cover the following topics:<text:line-break/></text:span>● <text:span text:style-name="T2">Introduction </text:span></text:p>
          <text:p text:style-name="P3">What is your project? Game genre, and sub-genre if applicable. Describe in detail what your project is so a layperson can understand the objective, as well as the utility. </text:p>
          <text:p text:style-name="P1">● <text:span text:style-name="T2">Design </text:span></text:p>
          <text:p text:style-name="P3">Detail the rules of the game, how it is played, example scenarios. Provide enough detail such that a savvy person can create a software architecture from this information. Factors to consider while writing your game design are: </text:p>
          <text:list>
            <text:list-item>
              <text:p text:style-name="P3">Rules </text:p>
            </text:list-item>
            <text:list-item>
              <text:p text:style-name="P3">Sources of uncertainty </text:p>
            </text:list-item>
            <text:list-item>
              <text:p text:style-name="P3">Win state, lose state </text:p>
            </text:list-item>
            <text:list-item>
              <text:p text:style-name="P3">Expected skills the player must have prior to </text:p>
              <text:p text:style-name="P3">starting the game </text:p>
              <text:p text:style-name="P1">● <text:span text:style-name="T2">Software Architecture Detail </text:span></text:p>
            </text:list-item>
          </text:list>
          <text:p text:style-name="P1">• <text:span text:style-name="T1">Controls<text:line-break/></text:span>• <text:span text:style-name="T1">Expected duration of a game<text:line-break/></text:span>• <text:span text:style-name="T1">Scoring<text:line-break/></text:span>• <text:span text:style-name="T1">Visual representation of game state </text:span></text:p>
          <text:p text:style-name="P3">The software design you used for your program. Provide details such as algorithms used, organization of the software, the classes/objects (each with title, responsibility, and their collaborating classes – think CRC cards), and their major functions/methods, etc. </text:p>
          <text:p text:style-name="P1">● <text:span text:style-name="T2">Game Demonstration </text:span></text:p>
          <text:p text:style-name="P3">Detail what was implemented and how. Use screen shots to illustrate your results. </text:p>
          <text:p text:style-name="P1">● <text:span text:style-name="T2">Bibliography </text:span></text:p>
          <text:p text:style-name="P3">Write a bibliography which details the resources you used to understand and accomplish this project. </text:p>
          <text:p text:style-name="P2">Give credit where credit is due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NewRomanPS" svg:font-family="TimesNewRomanPS"/>
    <style:font-face style:name="TimesNewRomanPSMT" svg:font-family="TimesNewRomanPSM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9:32:54.535250184</meta:creation-date>
    <dc:date>2017-11-12T19:33:27.988986061</dc:date>
    <meta:editing-duration>PT34S</meta:editing-duration>
    <meta:editing-cycles>1</meta:editing-cycles>
    <meta:document-statistic meta:table-count="0" meta:image-count="0" meta:object-count="0" meta:page-count="1" meta:paragraph-count="19" meta:word-count="248" meta:character-count="1533" meta:non-whitespace-character-count="1291"/>
    <meta:generator>LibreOffice/5.3.7.2$MacOSX_X86_64 LibreOffice_project/6b8ed514a9f8b44d37a1b96673cbbdd077e24059</meta:generator>
  </office:meta>
</office:document-meta>
</file>